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rom tkinter import*</text:p>
      <text:p text:style-name="Standard">import sqlite3</text:p>
      <text:p text:style-name="Standard">import random </text:p>
      <text:p text:style-name="Standard">import pygame</text:p>
      <text:p text:style-name="Standard">import time</text:p>
      <text:p text:style-name="Standard">from pygame.locals import *</text:p>
      <text:p text:style-name="Standard"/>
      <text:p text:style-name="Standard">#FUNCIONS PRIMERA FINESTRA</text:p>
      <text:p text:style-name="Standard">def usuarios():</text:p>
      <text:p text:style-name="Standard"><text:s text:c="4"/>global db</text:p>
      <text:p text:style-name="Standard"><text:s text:c="4"/>db = sqlite3.connect ("CriPaBot")</text:p>
      <text:p text:style-name="Standard"><text:s text:c="4"/>global c</text:p>
      <text:p text:style-name="Standard"><text:s text:c="4"/>c = db.cursor()</text:p>
      <text:p text:style-name="Standard"><text:s text:c="4"/>usuario = cajau.get()</text:p>
      <text:p text:style-name="Standard"><text:s text:c="4"/>contraseña = cajap.get()</text:p>
      <text:p text:style-name="Standard"><text:s text:c="4"/></text:p>
      <text:p text:style-name="Standard"><text:s text:c="4"/>c.execute('SELECT * FROM usuarios WHERE usuario=? AND contraseña=?', (usuario, contraseña))</text:p>
      <text:p text:style-name="Standard"><text:s text:c="4"/>if c.fetchall():</text:p>
      <text:p text:style-name="Standard"><text:s text:c="8"/>eleccion()</text:p>
      <text:p text:style-name="Standard"><text:s text:c="4"/>else: <text:s text:c="3"/></text:p>
      <text:p text:style-name="Standard"><text:s text:c="8"/>messagebox.showerror(title="LogIn incorrecto", message = "Usuario y contraseña incorrectos")</text:p>
      <text:p text:style-name="Standard"><text:s text:c="8"/>c.close()</text:p>
      <text:p text:style-name="Standard"/>
      <text:p text:style-name="Standard">def nuevo():</text:p>
      <text:p text:style-name="Standard"><text:s text:c="4"/>global db</text:p>
      <text:p text:style-name="Standard"><text:s text:c="4"/>db = sqlite3.connect ("CriPaBot")</text:p>
      <text:p text:style-name="Standard"><text:s text:c="4"/>global c</text:p>
      <text:p text:style-name="Standard"><text:s text:c="4"/>c = db.cursor()</text:p>
      <text:p text:style-name="Standard"><text:s text:c="4"/>c.execute('INSERT INTO usuarios (usuario, contraseña) VALUES(?,?)', (valor1.get(), valor2.get()))</text:p>
      <text:p text:style-name="Standard"><text:s text:c="4"/>db.commit()</text:p>
      <text:p text:style-name="Standard"><text:s text:c="4"/>messagebox.showinfo(title="Felicidades!", message="Ya eres miembro de CriPaBot.")</text:p>
      <text:p text:style-name="Standard"><text:s/></text:p>
      <text:p text:style-name="Standard">def limpiar():</text:p>
      <text:p text:style-name="Standard"><text:s text:c="4"/>global c</text:p>
      <text:p text:style-name="Standard"><text:s text:c="4"/>valor1.set("")</text:p>
      <text:p text:style-name="Standard"><text:s text:c="4"/>valor2.set("")</text:p>
      <text:p text:style-name="Standard"/>
      <text:p text:style-name="Standard">#################################</text:p>
      <text:p text:style-name="Standard">#FUNIONS BOTONS </text:p>
      <text:p text:style-name="Standard">def btnClic(n):</text:p>
      <text:p text:style-name="Standard"><text:s text:c="4"/>add=v.get()</text:p>
      <text:p text:style-name="Standard"><text:s text:c="4"/>text=add+str(n)</text:p>
      <text:p text:style-name="Standard"><text:s text:c="4"/>v.set(text)</text:p>
      <text:p text:style-name="Standard"/>
      <text:p text:style-name="Standard">def btnIgual():</text:p>
      <text:p text:style-name="Standard"><text:s text:c="4"/>op=v.get()</text:p>
      <text:p text:style-name="Standard"><text:s text:c="4"/>resultat = str(eval(op))</text:p>
      <text:p text:style-name="Standard"><text:s text:c="4"/>intronum.set(resultat)</text:p>
      <text:p text:style-name="Standard"/>
      <text:p text:style-name="Standard"><text:soft-page-break/>def btnAns():</text:p>
      <text:p text:style-name="Standard"><text:s text:c="4"/>ans=intronum.get()</text:p>
      <text:p text:style-name="Standard"><text:s text:c="4"/>v.set(ans)</text:p>
      <text:p text:style-name="Standard"/>
      <text:p text:style-name="Standard">def btnClear():</text:p>
      <text:p text:style-name="Standard"><text:s text:c="4"/>clearing = str(0)</text:p>
      <text:p text:style-name="Standard"><text:s text:c="4"/>intronum.set(clearing)</text:p>
      <text:p text:style-name="Standard"><text:s text:c="4"/>v.set("")</text:p>
      <text:p text:style-name="Standard"/>
      <text:p text:style-name="Standard"><text:s text:c="4"/>#FUNCIONS MENU</text:p>
      <text:p text:style-name="Standard">def saludo():</text:p>
      <text:p text:style-name="Standard"><text:s text:c="4"/>v.set("BUENOS DÍAS!")</text:p>
      <text:p text:style-name="Standard"/>
      <text:p text:style-name="Standard">def ayuda():</text:p>
      <text:p text:style-name="Standard"><text:s text:c="4"/>v.set("Pulsa teclas y calcula")</text:p>
      <text:p text:style-name="Standard"><text:s text:c="8"/></text:p>
      <text:p text:style-name="Standard">def clear():</text:p>
      <text:p text:style-name="Standard"><text:s text:c="4"/>v.set("")</text:p>
      <text:p text:style-name="Standard"><text:s text:c="4"/>intronum.set("0")</text:p>
      <text:p text:style-name="Standard"/>
      <text:p text:style-name="Standard"><text:s text:c="4"/>#SORTIDA DEL RESULTAT FINAL + OPERACIÓ QUE S'HA DE FER</text:p>
      <text:p text:style-name="Standard">def resultatsum():</text:p>
      <text:p text:style-name="Standard"><text:s text:c="4"/>sortidasum = str((float(num1.get())) + (float(num2.get())))</text:p>
      <text:p text:style-name="Standard"><text:s text:c="4"/>respostasum.set(sortidasum)</text:p>
      <text:p text:style-name="Standard"><text:s text:c="8"/></text:p>
      <text:p text:style-name="Standard">def resultatres():</text:p>
      <text:p text:style-name="Standard"><text:s text:c="4"/>sortidares = str((float(num1.get())) - (float(num2.get())))</text:p>
      <text:p text:style-name="Standard"><text:s text:c="4"/>respostares.set(sortidares)</text:p>
      <text:p text:style-name="Standard"><text:s text:c="8"/></text:p>
      <text:p text:style-name="Standard">def resultatmul():</text:p>
      <text:p text:style-name="Standard"><text:s text:c="4"/>sortidamul = str((float(num1.get())) * (float(num2.get())))</text:p>
      <text:p text:style-name="Standard"><text:s text:c="4"/>respostamul.set(sortidamul)</text:p>
      <text:p text:style-name="Standard"/>
      <text:p text:style-name="Standard">def resultatdiv():</text:p>
      <text:p text:style-name="Standard"><text:s text:c="4"/>sortidadiv = str((float(num1.get())) / (float(num2.get())))</text:p>
      <text:p text:style-name="Standard"><text:s text:c="4"/>respostadiv.set(sortidadiv)</text:p>
      <text:p text:style-name="Standard">#FINESTRA CALCULADORA</text:p>
      <text:p text:style-name="Standard">def calcu():</text:p>
      <text:p text:style-name="Standard"><text:s/></text:p>
      <text:p text:style-name="Standard"><text:s text:c="4"/>#CREAR LA PRIMERA FINESTRA DE L'APLICACIÓ</text:p>
      <text:p text:style-name="Standard"><text:s text:c="4"/>app = Tk ()</text:p>
      <text:p text:style-name="Standard"/>
      <text:p text:style-name="Standard"><text:s text:c="4"/>#CAMBIAR COLOR DE LA FINESTRA</text:p>
      <text:p text:style-name="Standard"><text:s text:c="4"/>app.config(bg="blue")</text:p>
      <text:p text:style-name="Standard"/>
      <text:p text:style-name="Standard"><text:s text:c="4"/>#TITOL I MIDA DE LA FINESTRA</text:p>
      <text:p text:style-name="Standard"><text:s text:c="4"/>app.title ("CALCULADORA")</text:p>
      <text:p text:style-name="Standard"><text:s text:c="4"/>app.geometry ('185x250')</text:p>
      <text:p text:style-name="Standard"/>
      <text:p text:style-name="Standard"><text:s text:c="4"/>#MENÚ</text:p>
      <text:p text:style-name="Standard"><text:s text:c="4"/>#1.barra menu</text:p>
      <text:p text:style-name="Standard"><text:s text:c="4"/>barramenu = Menu(app)</text:p>
      <text:p text:style-name="Standard"><text:soft-page-break/><text:s text:c="4"/>#2.crear menú</text:p>
      <text:p text:style-name="Standard"><text:s text:c="4"/>menuArchivo= Menu(barramenu)</text:p>
      <text:p text:style-name="Standard"><text:s text:c="4"/>#3.crear archius dins menu</text:p>
      <text:p text:style-name="Standard"><text:s text:c="4"/>menuArchivo.add_command(label="Saludar", command=lambda:saludo())</text:p>
      <text:p text:style-name="Standard"><text:s text:c="4"/>menuArchivo.add_command(label="Ayuda", command=lambda:ayuda())</text:p>
      <text:p text:style-name="Standard"><text:s text:c="4"/>menuArchivo.add_command(label="Limpiar cajas", command=lambda:clear())</text:p>
      <text:p text:style-name="Standard"><text:s text:c="4"/>menuArchivo.add_command(label="Cerrar", command=app.destroy)</text:p>
      <text:p text:style-name="Standard"><text:s text:c="4"/>#4.afegir els menus a la barra de menus</text:p>
      <text:p text:style-name="Standard"><text:s text:c="4"/>barramenu.add_cascade(label="Archivo", menu=menuArchivo)</text:p>
      <text:p text:style-name="Standard"><text:s text:c="4"/>#5.indicar que la barra de menus estirà en la finestra</text:p>
      <text:p text:style-name="Standard"><text:s text:c="4"/>app.config(menu=barramenu)</text:p>
      <text:p text:style-name="Standard"/>
      <text:p text:style-name="Standard"><text:s text:c="4"/>#CAIXA ON SORTIRAN ELS NUMEROS</text:p>
      <text:p text:style-name="Standard"><text:s text:c="4"/>global v</text:p>
      <text:p text:style-name="Standard"><text:s text:c="4"/>v = StringVar()</text:p>
      <text:p text:style-name="Standard"><text:s text:c="4"/>caixa2 = Entry(app, textvariable=v, width=21)</text:p>
      <text:p text:style-name="Standard"><text:s text:c="4"/>caixa2.grid(column=1, row=1, columnspan=4)</text:p>
      <text:p text:style-name="Standard"/>
      <text:p text:style-name="Standard"><text:s text:c="4"/>intronum = StringVar()</text:p>
      <text:p text:style-name="Standard"><text:s text:c="4"/>caixa = Entry(app, textvariable=intronum, width=21)</text:p>
      <text:p text:style-name="Standard"><text:s text:c="4"/>caixa.grid(column=1, row=2, columnspan=4)</text:p>
      <text:p text:style-name="Standard"/>
      <text:p text:style-name="Standard"><text:s text:c="4"/>#CREAR BOTONS suma resta...</text:p>
      <text:p text:style-name="Standard"><text:s text:c="4"/>botonclear = Button(app, text="Clear", height=2, width=3, command = lambda:btnClear(), bg="#0056FF" ,cursor="hand1")</text:p>
      <text:p text:style-name="Standard"><text:s text:c="4"/>botonclear.grid(column=1, row=3, columnspan=2)</text:p>
      <text:p text:style-name="Standard"/>
      <text:p text:style-name="Standard"><text:s text:c="4"/>botonans = Button(app, text="Ans", height=2, width=3, command = lambda:btnAns(), bg="#0056FF" ,cursor="hand1")</text:p>
      <text:p text:style-name="Standard"><text:s text:c="4"/>botonans.grid(column=3, row=3, columnspan=4)</text:p>
      <text:p text:style-name="Standard"/>
      <text:p text:style-name="Standard"><text:s text:c="4"/>botons = Button(app, text="+", command=lambda:btnClic("+"), height=2, width=2, bg="#476BB3" ,cursor="hand1")</text:p>
      <text:p text:style-name="Standard"><text:s text:c="4"/>botons.grid(column=4, row=4)</text:p>
      <text:p text:style-name="Standard"/>
      <text:p text:style-name="Standard"><text:s text:c="4"/>botonr = Button(app, text="-", command=lambda:btnClic("-"), height=2, width=2, bg="#476BB3" ,cursor="hand1")</text:p>
      <text:p text:style-name="Standard"><text:s text:c="4"/>botonr.grid(column=4, row=5)</text:p>
      <text:p text:style-name="Standard"/>
      <text:p text:style-name="Standard"><text:s text:c="4"/>botonm = Button(app, text="*", command=lambda:btnClic("*"), height=2, width=2, bg="#476BB3", cursor="hand1")</text:p>
      <text:p text:style-name="Standard"><text:s text:c="4"/>botonm.grid(column=4, row=6)</text:p>
      <text:p text:style-name="Standard"/>
      <text:p text:style-name="Standard"><text:s text:c="4"/>botond = Button(app, text="/",command=lambda:btnClic("/"), <text:s/>height=2, width=2, bg="#476BB3" ,cursor="hand1")</text:p>
      <text:p text:style-name="Standard"><text:s text:c="4"/>botond.grid(column=4, row=7)</text:p>
      <text:p text:style-name="Standard"/>
      <text:p text:style-name="Standard"><text:s text:c="4"/>#CREAR BOTONS numeros..</text:p>
      <text:p text:style-name="Standard"><text:s text:c="4"/>boton7 = Button(app, text="7",command=lambda:btnClic(7), <text:s/>height=2, width=2, bg="#6699FF",cursor="hand1")</text:p>
      <text:p text:style-name="Standard"><text:s text:c="4"/>boton7.grid(column=1, row=4)</text:p>
      <text:p text:style-name="Standard"/>
      <text:p text:style-name="Standard"><text:soft-page-break/><text:s text:c="4"/>boton8 = Button(app, text="8", command=lambda:btnClic(8), height=2, width=2, bg="#6699FF",cursor="hand1")</text:p>
      <text:p text:style-name="Standard"><text:s text:c="4"/>boton8.grid(column=2, row=4)</text:p>
      <text:p text:style-name="Standard"/>
      <text:p text:style-name="Standard"><text:s text:c="4"/>boton9 = Button(app, text="9", command=lambda:btnClic(9), height=2, width=2, bg="#6699FF",cursor="hand1")</text:p>
      <text:p text:style-name="Standard"><text:s text:c="4"/>boton9.grid(column=3, row=4)</text:p>
      <text:p text:style-name="Standard"/>
      <text:p text:style-name="Standard"><text:s text:c="4"/>boton4 = Button(app, text="4", command=lambda:btnClic(4), height=2, width=2, bg="#6699FF",cursor="hand1")</text:p>
      <text:p text:style-name="Standard"><text:s text:c="4"/>boton4.grid(column=1, row=5)</text:p>
      <text:p text:style-name="Standard"/>
      <text:p text:style-name="Standard"><text:s text:c="4"/>boton5 = Button(app, text="5", command=lambda:btnClic(5), height=2, width=2, bg="#6699FF",cursor="hand1")</text:p>
      <text:p text:style-name="Standard"><text:s text:c="4"/>boton5.grid(column=2, row=5)</text:p>
      <text:p text:style-name="Standard"/>
      <text:p text:style-name="Standard"><text:s text:c="4"/>boton6 = Button(app, text="6", command=lambda:btnClic(6), height=2, width=2, bg="#6699FF",cursor="hand1")</text:p>
      <text:p text:style-name="Standard"><text:s text:c="4"/>boton6.grid(column=3, row=5)</text:p>
      <text:p text:style-name="Standard"/>
      <text:p text:style-name="Standard"><text:s text:c="4"/>boton1 = Button(app, text="1",command=lambda:btnClic(1), <text:s/>height=2, width=2, bg="#6699FF",cursor="hand1")</text:p>
      <text:p text:style-name="Standard"><text:s text:c="4"/>boton1.grid(column=1, row=6)</text:p>
      <text:p text:style-name="Standard"/>
      <text:p text:style-name="Standard"><text:s text:c="4"/>boton9 = Button(app, text="2", command=lambda:btnClic(2), height=2, width=2, bg="#6699FF",cursor="hand1")</text:p>
      <text:p text:style-name="Standard"><text:s text:c="4"/>boton9.grid(column=2, row=6)</text:p>
      <text:p text:style-name="Standard"/>
      <text:p text:style-name="Standard"><text:s text:c="4"/>boton3 = Button(app, text="3", command=lambda:btnClic(3), height=2, width=2, bg="#6699FF",cursor="hand1")</text:p>
      <text:p text:style-name="Standard"><text:s text:c="4"/>boton3.grid(column=3, row=6)</text:p>
      <text:p text:style-name="Standard"/>
      <text:p text:style-name="Standard"><text:s text:c="4"/>boton9 = Button(app, text="0", command=lambda:btnClic(0), height=2, width=2, bg="#6699FF",cursor="hand1")</text:p>
      <text:p text:style-name="Standard"><text:s text:c="4"/>boton9.grid(column=2, row=7)</text:p>
      <text:p text:style-name="Standard"/>
      <text:p text:style-name="Standard"><text:s text:c="4"/>botonig = Button(app, text="=", command=lambda:btnIgual(), height=2, width=2, bg="#0056FF",cursor="hand1")</text:p>
      <text:p text:style-name="Standard"><text:s text:c="4"/>botonig.grid(column=3, row=7)</text:p>
      <text:p text:style-name="Standard"/>
      <text:p text:style-name="Standard"><text:s text:c="4"/>botoncom = Button(app, text=",", command=lambda:btnClic(","), height=2, width=2, bg="#0056FF",cursor="hand1")</text:p>
      <text:p text:style-name="Standard"><text:s text:c="4"/>botoncom.grid(column=1, row=7)</text:p>
      <text:p text:style-name="Standard"/>
      <text:p text:style-name="Standard"><text:s text:c="4"/>#DARRERA ETIQUETA ON SORTIRÀ EL TEXT ESCRIT DINS LA CAIXA</text:p>
      <text:p text:style-name="Standard"><text:s text:c="4"/>respostasum = StringVar()</text:p>
      <text:p text:style-name="Standard"><text:s text:c="4"/>etiketa2 = Label (app, textvariable=respostasum)</text:p>
      <text:p text:style-name="Standard"><text:s text:c="4"/>etiketa2.grid()</text:p>
      <text:p text:style-name="Standard"><text:s text:c="3"/></text:p>
      <text:p text:style-name="Standard"/>
      <text:p text:style-name="Standard">#################################</text:p>
      <text:p text:style-name="Standard">#DEFINIM LA SEGONA FINESTRA</text:p>
      <text:p text:style-name="Standard"><text:soft-page-break/>def eleccion():</text:p>
      <text:p text:style-name="Standard"><text:s text:c="4"/>messagebox.showinfo(title="LogIn correcto ", message= "Usuario y contraseña correctas. ¡A divertirse!")</text:p>
      <text:p text:style-name="Standard"><text:s text:c="4"/>ventana1.destroy()</text:p>
      <text:p text:style-name="Standard"><text:s text:c="4"/>global ventana2</text:p>
      <text:p text:style-name="Standard"><text:s text:c="4"/>ventana2 = Tk()</text:p>
      <text:p text:style-name="Standard"><text:s text:c="4"/>ventana2.title ("CriPaBot")</text:p>
      <text:p text:style-name="Standard"><text:s text:c="4"/>ventana2.geometry ('311x425') <text:s text:c="3"/></text:p>
      <text:p text:style-name="Standard"><text:s text:c="4"/>ventana2.config(bg = "#6B6B6B")</text:p>
      <text:p text:style-name="Standard"/>
      <text:p text:style-name="Standard">#########################</text:p>
      <text:p text:style-name="Standard">#CRIPABOT</text:p>
      <text:p text:style-name="Standard"><text:s text:c="4"/>def cripabot(): </text:p>
      <text:p text:style-name="Standard"><text:s text:c="8"/>print ("Hola! Me llamo CriPaBot, vas a iniciar una conversación conmigo.")</text:p>
      <text:p text:style-name="Standard"><text:s text:c="8"/>time.sleep(3)</text:p>
      <text:p text:style-name="Standard"><text:s text:c="8"/>print ("Pero como soy muy joven necesito que me hables con respuestas claras y breves.")</text:p>
      <text:p text:style-name="Standard"><text:s text:c="8"/>time.sleep(3)</text:p>
      <text:p text:style-name="Standard"><text:s text:c="8"/>print ("Todavia necesito aprender.")</text:p>
      <text:p text:style-name="Standard"><text:s text:c="8"/>time.sleep(3)</text:p>
      <text:p text:style-name="Standard"/>
      <text:p text:style-name="Standard"><text:s text:c="8"/>nombre= input ("¿Como te llamas?")</text:p>
      <text:p text:style-name="Standard"><text:s text:c="8"/>time.sleep(2)</text:p>
      <text:p text:style-name="Standard"><text:s text:c="8"/>print ("Bonito nombre,", nombre)</text:p>
      <text:p text:style-name="Standard"><text:s text:c="8"/>time.sleep(3)</text:p>
      <text:p text:style-name="Standard"/>
      <text:p text:style-name="Standard">##################################</text:p>
      <text:p text:style-name="Standard"/>
      <text:p text:style-name="Standard"><text:s text:c="8"/>edad= int (input ("¿Que edad tienes?"))</text:p>
      <text:p text:style-name="Standard"><text:s text:c="8"/>if edad &lt; 30:</text:p>
      <text:p text:style-name="Standard"><text:s text:c="12"/>time.sleep(2)</text:p>
      <text:p text:style-name="Standard"><text:s text:c="12"/>print("Sigues siendo joven ^^")</text:p>
      <text:p text:style-name="Standard"><text:s text:c="12"/>time.sleep(2)</text:p>
      <text:p text:style-name="Standard"><text:s text:c="8"/>elif edad &gt;= 30:</text:p>
      <text:p text:style-name="Standard"><text:s text:c="12"/>time.sleep(2)</text:p>
      <text:p text:style-name="Standard"><text:s text:c="12"/>print("Pues no veo el baston en tu mano")</text:p>
      <text:p text:style-name="Standard"><text:s text:c="12"/>time.sleep(2)</text:p>
      <text:p text:style-name="Standard"/>
      <text:p text:style-name="Standard"><text:s text:c="8"/>#######################</text:p>
      <text:p text:style-name="Standard"/>
      <text:p text:style-name="Standard"><text:s text:c="8"/>bienmal= input ("¿Cómo estas? (bien/mal)")</text:p>
      <text:p text:style-name="Standard"><text:s text:c="8"/>if (bienmal) == "bien":</text:p>
      <text:p text:style-name="Standard"><text:s text:c="12"/>time.sleep(2)</text:p>
      <text:p text:style-name="Standard"><text:s text:c="12"/>print("Esa felicidad no te durará mucho")</text:p>
      <text:p text:style-name="Standard"><text:s text:c="12"/>time.sleep(2)</text:p>
      <text:p text:style-name="Standard"><text:s text:c="8"/>if (bienmal) == "mal":</text:p>
      <text:p text:style-name="Standard"><text:s text:c="12"/>time.sleep(2)</text:p>
      <text:p text:style-name="Standard"><text:s text:c="12"/>print("Bueno, con este test te animarás ;)")</text:p>
      <text:p text:style-name="Standard"><text:s text:c="12"/>time.sleep(2) <text:s/></text:p>
      <text:p text:style-name="Standard"><text:s text:c="16"/></text:p>
      <text:p text:style-name="Standard"><text:s text:c="8"/>#######################</text:p>
      <text:p text:style-name="Standard"/>
      <text:p text:style-name="Standard"><text:s text:c="8"/>estado= input ("¿Tienes pareja?")</text:p>
      <text:p text:style-name="Standard"><text:soft-page-break/><text:s text:c="8"/>if (estado) == "si":</text:p>
      <text:p text:style-name="Standard"><text:s text:c="12"/>time.sleep(2)</text:p>
      <text:p text:style-name="Standard"><text:s text:c="12"/>print("Que gracia tienes")</text:p>
      <text:p text:style-name="Standard"><text:s text:c="12"/>time.sleep(2)</text:p>
      <text:p text:style-name="Standard"><text:s text:c="8"/>elif (estado) == "no":</text:p>
      <text:p text:style-name="Standard"><text:s text:c="12"/>time.sleep(2)</text:p>
      <text:p text:style-name="Standard"><text:s text:c="12"/>print("Soltero y entero!!")</text:p>
      <text:p text:style-name="Standard"><text:s text:c="12"/>time.sleep(2)</text:p>
      <text:p text:style-name="Standard"/>
      <text:p text:style-name="Standard"><text:s text:c="8"/>#######################</text:p>
      <text:p text:style-name="Standard"/>
      <text:p text:style-name="Standard"><text:s text:c="8"/>estudias= input ("¿Estudias?")</text:p>
      <text:p text:style-name="Standard"><text:s text:c="8"/>if (estudias) == "si":</text:p>
      <text:p text:style-name="Standard"><text:s text:c="12"/>time.sleep(2)</text:p>
      <text:p text:style-name="Standard"><text:s text:c="12"/>print("De cada vez veo que tienes una vida de lo más aburrida")</text:p>
      <text:p text:style-name="Standard"><text:s text:c="12"/>time.sleep(2)</text:p>
      <text:p text:style-name="Standard"><text:s text:c="8"/>elif (estudias) == "no":</text:p>
      <text:p text:style-name="Standard"><text:s text:c="12"/>time.sleep(2)</text:p>
      <text:p text:style-name="Standard"><text:s text:c="12"/>print("Pues estas jodido")</text:p>
      <text:p text:style-name="Standard"><text:s text:c="12"/>time.sleep(2)</text:p>
      <text:p text:style-name="Standard"/>
      <text:p text:style-name="Standard"><text:s text:c="8"/>#######################</text:p>
      <text:p text:style-name="Standard"/>
      <text:p text:style-name="Standard"><text:s text:c="8"/>print ("Se me ha ocurrido un juego!!")</text:p>
      <text:p text:style-name="Standard"><text:s text:c="8"/>time.sleep(2)</text:p>
      <text:p text:style-name="Standard"><text:s text:c="8"/>print ("Responde con el numero correspondiente a la opción que elijas")</text:p>
      <text:p text:style-name="Standard"><text:s text:c="8"/>time.sleep(2)</text:p>
      <text:p text:style-name="Standard"><text:s text:c="8"/>print ("He bautizado el juego como: '¿Qué prefieres?'")</text:p>
      <text:p text:style-name="Standard"><text:s text:c="8"/>time.sleep(1)</text:p>
      <text:p text:style-name="Standard"/>
      <text:p text:style-name="Standard"><text:s text:c="8"/>repetir=True</text:p>
      <text:p text:style-name="Standard"><text:s text:c="8"/>while repetir == True:</text:p>
      <text:p text:style-name="Standard"><text:s text:c="12"/>respuesta= input("¿Quieres jugar? (s/n)")</text:p>
      <text:p text:style-name="Standard"><text:s text:c="12"/>if (respuesta) == "n":</text:p>
      <text:p text:style-name="Standard"><text:s text:c="16"/>repetir=False</text:p>
      <text:p text:style-name="Standard"><text:s text:c="16"/>print ("Que aburrido.. yo que lo hacia por jugar un rato. Adiós.")</text:p>
      <text:p text:style-name="Standard"><text:s text:c="12"/>if (respuesta) == "s":</text:p>
      <text:p text:style-name="Standard"><text:s text:c="16"/>repetir = True</text:p>
      <text:p text:style-name="Standard"><text:s text:c="16"/>print ("Ahí va mi primera propuesta.")</text:p>
      <text:p text:style-name="Standard"><text:s text:c="16"/>time.sleep(1)</text:p>
      <text:p text:style-name="Standard"><text:s text:c="16"/>print ("Piénsalo bien antes de contestar eeh")</text:p>
      <text:p text:style-name="Standard"><text:s text:c="16"/>time.sleep(2)</text:p>
      <text:p text:style-name="Standard"/>
      <text:p text:style-name="Standard"><text:s text:c="16"/>print ("1. ¿Ganar 100.000€ ahora mismo?")</text:p>
      <text:p text:style-name="Standard"><text:s text:c="16"/>print ("2. ¿Ganar 1.000.000€ dentro de 10 años?")</text:p>
      <text:p text:style-name="Standard"><text:s text:c="16"/>resp1=input ("¿Qué prefieres?(1/2)")</text:p>
      <text:p text:style-name="Standard"><text:s text:c="16"/>if resp1 == "1":</text:p>
      <text:p text:style-name="Standard"><text:s text:c="20"/>print ("Que prisas tienes?")</text:p>
      <text:p text:style-name="Standard"><text:s text:c="20"/>time.sleep(2)</text:p>
      <text:p text:style-name="Standard"><text:s text:c="16"/>elif resp1 == "2":</text:p>
      <text:p text:style-name="Standard"><text:s text:c="20"/>print ("Te sabes economizar")</text:p>
      <text:p text:style-name="Standard"><text:s text:c="20"/>time.sleep(2)</text:p>
      <text:p text:style-name="Standard"><text:soft-page-break/><text:s text:c="16"/>print("Segunda propuesta:")</text:p>
      <text:p text:style-name="Standard"><text:s text:c="16"/>time.sleep(2)</text:p>
      <text:p text:style-name="Standard"/>
      <text:p text:style-name="Standard"><text:s text:c="16"/>print ("1. ¿Pasar 1 año en tu trabajo cobrando el triple?")</text:p>
      <text:p text:style-name="Standard"><text:s text:c="16"/>print ("2. ¿Pasar 1 sin currar pero cobrando tu sueldo?")</text:p>
      <text:p text:style-name="Standard"><text:s text:c="16"/>resp2=input ("¿Qué prefieres?(1/2)")</text:p>
      <text:p text:style-name="Standard"><text:s text:c="16"/>if resp2 == "1":</text:p>
      <text:p text:style-name="Standard"><text:s text:c="20"/>print ("Tantas ganas de currar tienes?")</text:p>
      <text:p text:style-name="Standard"><text:s text:c="20"/>time.sleep(2)</text:p>
      <text:p text:style-name="Standard"><text:s text:c="16"/>elif resp2 == "2":</text:p>
      <text:p text:style-name="Standard"><text:s text:c="20"/>print ("Te va la comodidad eh cabrón ;)")</text:p>
      <text:p text:style-name="Standard"><text:s text:c="20"/>time.sleep(2)</text:p>
      <text:p text:style-name="Standard"><text:s text:c="16"/>print("Siguiente propuesta:")</text:p>
      <text:p text:style-name="Standard"><text:s text:c="16"/>time.sleep(2)</text:p>
      <text:p text:style-name="Standard"><text:s text:c="16"/></text:p>
      <text:p text:style-name="Standard"><text:s text:c="16"/>print ("1. ¿Vivir en una prisión?")</text:p>
      <text:p text:style-name="Standard"><text:s text:c="16"/>print ("2. ¿Vivir en el país más pobre del mundo?")</text:p>
      <text:p text:style-name="Standard"><text:s text:c="16"/>resp3=input ("¿Qué prefieres?(1/2)")</text:p>
      <text:p text:style-name="Standard"><text:s text:c="16"/>if resp3 == "1":</text:p>
      <text:p text:style-name="Standard"><text:s text:c="20"/>print("Si yo pudiera vivir, también lo preferiria")</text:p>
      <text:p text:style-name="Standard"><text:s text:c="20"/>time.sleep(2)</text:p>
      <text:p text:style-name="Standard"><text:s text:c="16"/>elif resp3 == "2":</text:p>
      <text:p text:style-name="Standard"><text:s text:c="20"/>print ("Que vida más cruel te espera pues..")</text:p>
      <text:p text:style-name="Standard"><text:s text:c="20"/>time.sleep(2)</text:p>
      <text:p text:style-name="Standard"><text:s text:c="16"/>print("Continuemos..")</text:p>
      <text:p text:style-name="Standard"><text:s text:c="16"/>time.sleep(2)</text:p>
      <text:p text:style-name="Standard"><text:s text:c="17"/></text:p>
      <text:p text:style-name="Standard"><text:s text:c="16"/>print ("1. ¿Tener un chef personal?")</text:p>
      <text:p text:style-name="Standard"><text:s text:c="16"/>print ("2. ¿Tener un chofer personal?")</text:p>
      <text:p text:style-name="Standard"><text:s text:c="16"/>resp4=input ("¿Qué prefieres?(1/2)")</text:p>
      <text:p text:style-name="Standard"><text:s text:c="16"/>if resp4 == "1":</text:p>
      <text:p text:style-name="Standard"><text:s text:c="20"/>print("Mmmm... suena bien")</text:p>
      <text:p text:style-name="Standard"><text:s text:c="20"/>time.sleep(2)</text:p>
      <text:p text:style-name="Standard"><text:s text:c="16"/>elif resp4 == "2":</text:p>
      <text:p text:style-name="Standard"><text:s text:c="20"/>print ("Que vago eres")</text:p>
      <text:p text:style-name="Standard"><text:s text:c="20"/>time.sleep(2)</text:p>
      <text:p text:style-name="Standard"><text:s text:c="16"/>print("Déjame pensar...")</text:p>
      <text:p text:style-name="Standard"><text:s text:c="16"/>time.sleep(2)</text:p>
      <text:p text:style-name="Standard"/>
      <text:p text:style-name="Standard"><text:s text:c="16"/>print ("1. ¿Sólo necesitar dormir 5 horas al día?")</text:p>
      <text:p text:style-name="Standard"><text:s text:c="16"/>print (" 2. ¿Dormir 10 horas al día pero controlar lo que sueñas?")</text:p>
      <text:p text:style-name="Standard"><text:s text:c="16"/>resp5=input ("¿Qué prefieres?(1/2)")</text:p>
      <text:p text:style-name="Standard"><text:s text:c="16"/>if resp5 == "1":</text:p>
      <text:p text:style-name="Standard"><text:s text:c="20"/>print ("Buena elección, yo no sabría que elegir")</text:p>
      <text:p text:style-name="Standard"><text:s text:c="20"/>time.sleep(2)</text:p>
      <text:p text:style-name="Standard"><text:s text:c="16"/>elif resp5 == "2":</text:p>
      <text:p text:style-name="Standard"><text:s text:c="20"/>print("Curioso..")</text:p>
      <text:p text:style-name="Standard"><text:s text:c="20"/>time.sleep(2)</text:p>
      <text:p text:style-name="Standard"><text:s text:c="16"/>print("Prosigamos..")</text:p>
      <text:p text:style-name="Standard"><text:s text:c="16"/>time.sleep(2)</text:p>
      <text:p text:style-name="Standard"/>
      <text:p text:style-name="Standard"><text:s text:c="16"/>print ("1. ¿Tener mucha más oida, pero quedarte ciego?")</text:p>
      <text:p text:style-name="Standard"><text:soft-page-break/><text:s text:c="16"/>print ("2. ¿Tener mucha mas vista, pero quedarte sordo?")</text:p>
      <text:p text:style-name="Standard"><text:s text:c="16"/>resp6=input ("¿Qué prefieres?(1/2)")</text:p>
      <text:p text:style-name="Standard"><text:s text:c="16"/>if resp6 == "1":</text:p>
      <text:p text:style-name="Standard"><text:s text:c="20"/>print("¿Enserio?")</text:p>
      <text:p text:style-name="Standard"><text:s text:c="20"/>time.sleep(2)</text:p>
      <text:p text:style-name="Standard"><text:s text:c="16"/>elif resp6 == "2":</text:p>
      <text:p text:style-name="Standard"><text:s text:c="20"/>print ("¿Enserio?")</text:p>
      <text:p text:style-name="Standard"><text:s text:c="20"/>time.sleep(2)</text:p>
      <text:p text:style-name="Standard"><text:s text:c="16"/>print("Otra más..")</text:p>
      <text:p text:style-name="Standard"><text:s text:c="16"/>time.sleep(2)</text:p>
      <text:p text:style-name="Standard"/>
      <text:p text:style-name="Standard"><text:s text:c="16"/>print ("1. ¿Sólo tener ropa de invierno en verano?")</text:p>
      <text:p text:style-name="Standard"><text:s text:c="16"/>print ("2. ¿Sólo tener ropa de verano en invierno?")</text:p>
      <text:p text:style-name="Standard"><text:s text:c="16"/>resp7=input ("¿Qué prefieres?(1/2)")</text:p>
      <text:p text:style-name="Standard"><text:s text:c="16"/>if resp7 == "1":</text:p>
      <text:p text:style-name="Standard"><text:s text:c="20"/>print ("Que calor!")</text:p>
      <text:p text:style-name="Standard"><text:s text:c="20"/>time.sleep(2)</text:p>
      <text:p text:style-name="Standard"><text:s text:c="16"/>elif resp7 == "2":</text:p>
      <text:p text:style-name="Standard"><text:s text:c="20"/>print ("Que frío!")</text:p>
      <text:p text:style-name="Standard"><text:s text:c="20"/>time.sleep(2)</text:p>
      <text:p text:style-name="Standard"><text:s text:c="16"/>print("Siguiente propuesta:")</text:p>
      <text:p text:style-name="Standard"><text:s text:c="16"/>time.sleep(2)</text:p>
      <text:p text:style-name="Standard"/>
      <text:p text:style-name="Standard"><text:s text:c="16"/>print ("1. ¿Tener un botón para rebobinar en tu vida?")</text:p>
      <text:p text:style-name="Standard"><text:s text:c="16"/>print ("2. ¿Tener un botón para pausar en tu vida?")</text:p>
      <text:p text:style-name="Standard"><text:s text:c="16"/>resp8=input ("¿Qué prefieres?(1/2)")</text:p>
      <text:p text:style-name="Standard"><text:s text:c="16"/>if resp8 == "1":</text:p>
      <text:p text:style-name="Standard"><text:s text:c="20"/>print ("Con el botón podrías parar el tiempo ;)")</text:p>
      <text:p text:style-name="Standard"><text:s text:c="20"/>time.sleep(2)</text:p>
      <text:p text:style-name="Standard"><text:s text:c="16"/>elif resp8 == "2":</text:p>
      <text:p text:style-name="Standard"><text:s text:c="20"/>print ("Yeah")</text:p>
      <text:p text:style-name="Standard"><text:s text:c="20"/>time.sleep(2)</text:p>
      <text:p text:style-name="Standard"><text:s text:c="16"/>print("Una difícil")</text:p>
      <text:p text:style-name="Standard"><text:s text:c="16"/>time.sleep(2)</text:p>
      <text:p text:style-name="Standard"/>
      <text:p text:style-name="Standard"><text:s text:c="16"/>print ("1. ¿Que tu pareja te pille poniéndole los cuernos? ")</text:p>
      <text:p text:style-name="Standard"><text:s text:c="16"/>print ("2. ¿Pillar a tu preja poniéndote los cuernos?")</text:p>
      <text:p text:style-name="Standard"><text:s text:c="16"/>resp9=input ("¿Qué prefieres?(1/2)")</text:p>
      <text:p text:style-name="Standard"><text:s text:c="16"/>if resp9 == "1":</text:p>
      <text:p text:style-name="Standard"><text:s text:c="20"/>print ("Pobrecilla tu pareja..")</text:p>
      <text:p text:style-name="Standard"><text:s text:c="20"/>time.sleep(2)</text:p>
      <text:p text:style-name="Standard"><text:s text:c="16"/>elif resp9 == "2":</text:p>
      <text:p text:style-name="Standard"><text:s text:c="20"/>print ("Que valiente")</text:p>
      <text:p text:style-name="Standard"><text:s text:c="20"/>time.sleep(2)</text:p>
      <text:p text:style-name="Standard"><text:s text:c="16"/>print("¿Sabrás contestar la siguiente..?")</text:p>
      <text:p text:style-name="Standard"><text:s text:c="16"/>time.sleep(2)</text:p>
      <text:p text:style-name="Standard"><text:s text:c="16"/></text:p>
      <text:p text:style-name="Standard"><text:s text:c="16"/>print ("1. ¿Acabar con el machismo?")</text:p>
      <text:p text:style-name="Standard"><text:s text:c="16"/>print ("2. ¿Acabar con el racismo?")</text:p>
      <text:p text:style-name="Standard"><text:s text:c="16"/>resp10=input ("¿Qué prefieres?(1/2)")</text:p>
      <text:p text:style-name="Standard"><text:s text:c="16"/>if resp10 == "1":</text:p>
      <text:p text:style-name="Standard"><text:s text:c="20"/>print ("¿Y el racismo qué?")</text:p>
      <text:p text:style-name="Standard"><text:soft-page-break/><text:s text:c="20"/>time.sleep(2)</text:p>
      <text:p text:style-name="Standard"><text:s text:c="16"/>elif resp10 == "2":</text:p>
      <text:p text:style-name="Standard"><text:s text:c="20"/>print ("¿Y el machismo qué?")</text:p>
      <text:p text:style-name="Standard"><text:s text:c="20"/>time.sleep(3)</text:p>
      <text:p text:style-name="Standard"><text:s text:c="16"/>break</text:p>
      <text:p text:style-name="Standard"><text:s text:c="8"/>print("Gracias por jugar conmigo! Me tengo que ir, adiós! :)")</text:p>
      <text:p text:style-name="Standard"><text:s text:c="8"/>resp1=input ("¿Qué preieferes?(1/2)")</text:p>
      <text:p text:style-name="Standard"><text:s text:c="8"/>print("by: Cris Expósito y Paula Gomila")</text:p>
      <text:p text:style-name="Standard"/>
      <text:p text:style-name="Standard"/>
      <text:p text:style-name="Standard">################################</text:p>
      <text:p text:style-name="Standard"><text:s text:c="4"/>def chistes():</text:p>
      <text:p text:style-name="Standard"><text:s text:c="8"/>messagebox.showinfo( title="Publicidad", message="-¿Que hace una abeja en un gimnasio? <text:s text:c="3"/>-....Zumba")</text:p>
      <text:p text:style-name="Standard"><text:s text:c="8"/>messagebox.showinfo( title="Publicidad", message="-¿Sabes que coche usa Papá Noel? <text:s/>-Fácil... un Renol")</text:p>
      <text:p text:style-name="Standard"><text:s text:c="8"/>messagebox.showinfo( title="Publicidad", message="-Tío, ¿Sabes que puedo adivinar el futuro? <text:s/>-¿Desde cuando? -Desde el jueves que viene!")</text:p>
      <text:p text:style-name="Standard"><text:s text:c="8"/>messagebox.showinfo( title="Publicidad", message="-Doctor, quería hacerle una consulta. -Me alegro, esta consulta se me esta quedando pequeña.")</text:p>
      <text:p text:style-name="Standard"><text:s text:c="8"/>messagebox.showerror( title="Error", message="La página no se puede cargar. Pruebe más tarde")</text:p>
      <text:p text:style-name="Standard"><text:s text:c="16"/></text:p>
      <text:p text:style-name="Standard"/>
      <text:p text:style-name="Standard">#################################3</text:p>
      <text:p text:style-name="Standard">#CAIXES I ETIKETES SEGONA FINESTRA</text:p>
      <text:p text:style-name="Standard"><text:s text:c="4"/>etiketaintro = Label (ventana2, text= "Es hora de divertirse!", bg= "#FCF8C0")</text:p>
      <text:p text:style-name="Standard"><text:s text:c="4"/>etiketaintro.pack()</text:p>
      <text:p text:style-name="Standard"><text:s text:c="4"/></text:p>
      <text:p text:style-name="Standard"><text:s text:c="4"/>etiketaintro2 = Label (ventana2, text= "Elije dónde quieres entrar", bg= "#FCF8C0")</text:p>
      <text:p text:style-name="Standard"><text:s text:c="4"/>etiketaintro2.pack()</text:p>
      <text:p text:style-name="Standard"/>
      <text:p text:style-name="Standard"><text:s text:c="4"/>etiketabla1 = Label ( ventana2, text= "", bg= "#6B6B6B")</text:p>
      <text:p text:style-name="Standard"><text:s text:c="4"/>etiketabla1.pack()</text:p>
      <text:p text:style-name="Standard"><text:s text:c="4"/></text:p>
      <text:p text:style-name="Standard"><text:s text:c="4"/>btncripa = Button (ventana2, text= "CriPaBot", command= cripabot, height=3, width=14, bg= "#FCF8C0", cursor="hand1")</text:p>
      <text:p text:style-name="Standard"><text:s text:c="4"/>btncripa.pack()</text:p>
      <text:p text:style-name="Standard"><text:s text:c="4"/></text:p>
      <text:p text:style-name="Standard"><text:s text:c="4"/>btncal = Button (ventana2, text= "Calculadora", command= calcu, height=3, width=14, bg= "#FCF8C0", cursor="hand1")</text:p>
      <text:p text:style-name="Standard"><text:s text:c="4"/>btncal.pack()</text:p>
      <text:p text:style-name="Standard"/>
      <text:p text:style-name="Standard"><text:s text:c="4"/>btnentre = Button (ventana2, text= "Entretenimiento", command= juegos, height=3, width=14, bg= "#FCF8C0", cursor="hand1")</text:p>
      <text:p text:style-name="Standard"><text:s text:c="4"/>btnentre.pack()</text:p>
      <text:p text:style-name="Standard"/>
      <text:p text:style-name="Standard"><text:s text:c="4"/>btnnoapto = <text:s/>Button (ventana2, text= "NO para menores", command= chistes, height=3, width=14, bg= "#FCF8C0", cursor="hand1")</text:p>
      <text:p text:style-name="Standard"><text:s text:c="4"/>btnnoapto.pack()</text:p>
      <text:p text:style-name="Standard"><text:s text:c="4"/></text:p>
      <text:p text:style-name="Standard"/>
      <text:p text:style-name="Standard"><text:soft-page-break/>#################################</text:p>
      <text:p text:style-name="Standard">#TERCERA FINESTRA</text:p>
      <text:p text:style-name="Standard">def juegos():</text:p>
      <text:p text:style-name="Standard"><text:s text:c="4"/>global ventana3</text:p>
      <text:p text:style-name="Standard"><text:s text:c="4"/>ventana3 = Tk()</text:p>
      <text:p text:style-name="Standard"><text:s text:c="4"/>ventana3.title ("Los juegos de CriPaBot")</text:p>
      <text:p text:style-name="Standard"><text:s text:c="4"/>ventana3.geometry ('311x425') <text:s text:c="3"/></text:p>
      <text:p text:style-name="Standard"><text:s text:c="4"/>ventana3.config(bg = "#0C5D7D")</text:p>
      <text:p text:style-name="Standard"/>
      <text:p text:style-name="Standard">#FUNCIONS TERCERA FINESTRA (JOCS)</text:p>
      <text:p text:style-name="Standard"><text:s text:c="4"/>def snake():</text:p>
      <text:p text:style-name="Standard"><text:s text:c="8"/>ventana3.destroy()</text:p>
      <text:p text:style-name="Standard"><text:s text:c="8"/>global SNAKE</text:p>
      <text:p text:style-name="Standard"/>
      <text:p text:style-name="Standard">###########</text:p>
      <text:p text:style-name="Standard">#QUARTA FINESTRA (SNAKE)</text:p>
      <text:p text:style-name="Standard"><text:s text:c="8"/>pygame.display.init() </text:p>
      <text:p text:style-name="Standard"><text:s text:c="8"/>SNAKE = pygame.display.set_mode((300, 300)) </text:p>
      <text:p text:style-name="Standard"><text:s text:c="8"/>clear = SNAKE.copy() </text:p>
      <text:p text:style-name="Standard"><text:s text:c="8"/>sizepoint = 10 </text:p>
      <text:p text:style-name="Standard"><text:s text:c="8"/>dir = 1 </text:p>
      <text:p text:style-name="Standard"><text:s text:c="8"/>snake = [(15, 15)] </text:p>
      <text:p text:style-name="Standard"><text:s text:c="8"/>apple = [(5, 5)] </text:p>
      <text:p text:style-name="Standard"><text:s text:c="8"/>main_clock = pygame.time.Clock() </text:p>
      <text:p text:style-name="Standard"><text:s text:c="8"/>while True: </text:p>
      <text:p text:style-name="Standard"><text:s text:c="12"/>for eventos in pygame.event.get(): </text:p>
      <text:p text:style-name="Standard"><text:s text:c="16"/>if eventos.type == QUIT: </text:p>
      <text:p text:style-name="Standard"><text:s text:c="20"/>pygame.quit() </text:p>
      <text:p text:style-name="Standard"><text:s text:c="20"/>os.sys.exit(0) </text:p>
      <text:p text:style-name="Standard"><text:s text:c="16"/>elif eventos.type == KEYDOWN: </text:p>
      <text:p text:style-name="Standard"><text:s text:c="20"/>print(eventos.key) </text:p>
      <text:p text:style-name="Standard"><text:s text:c="20"/>if eventos.key == 273: </text:p>
      <text:p text:style-name="Standard"><text:s text:c="24"/>dir = 1 </text:p>
      <text:p text:style-name="Standard"><text:s text:c="20"/>elif eventos.key == 274: </text:p>
      <text:p text:style-name="Standard"><text:s text:c="24"/>dir = 2 </text:p>
      <text:p text:style-name="Standard"><text:s text:c="20"/>elif eventos.key == 275: </text:p>
      <text:p text:style-name="Standard"><text:s text:c="24"/>dir = 3 </text:p>
      <text:p text:style-name="Standard"><text:s text:c="20"/>elif eventos.key == 276: </text:p>
      <text:p text:style-name="Standard"><text:s text:c="24"/>dir = 4 <text:s text:c="7"/></text:p>
      <text:p text:style-name="Standard"><text:s text:c="12"/>SNAKE.blit(clear, (0, 0)) <text:s text:c="8"/></text:p>
      <text:p text:style-name="Standard"><text:s text:c="12"/>for node in snake: </text:p>
      <text:p text:style-name="Standard"><text:s text:c="16"/>x, y = node </text:p>
      <text:p text:style-name="Standard"><text:s text:c="16"/>pygame.draw.rect(SNAKE, (255, 255, 255), ((x * sizepoint, y * sizepoint), (sizepoint, sizepoint)), 1) </text:p>
      <text:p text:style-name="Standard"><text:s text:c="12"/>x, y = apple[0] <text:s text:c="4"/></text:p>
      <text:p text:style-name="Standard"><text:s text:c="12"/>pygame.draw.rect(SNAKE, (255, 0, 0), ((x * sizepoint, y * sizepoint), (sizepoint, sizepoint)), 1) </text:p>
      <text:p text:style-name="Standard"><text:s text:c="12"/>if dir == 1: </text:p>
      <text:p text:style-name="Standard"><text:s text:c="16"/>x, y = snake[0] </text:p>
      <text:p text:style-name="Standard"><text:s text:c="16"/>y -= 1 </text:p>
      <text:p text:style-name="Standard"><text:s text:c="16"/>y = 29 if y &lt; 0 else y </text:p>
      <text:p text:style-name="Standard"><text:s text:c="16"/>snake.insert(0, (x, y)) </text:p>
      <text:p text:style-name="Standard"><text:soft-page-break/><text:s text:c="12"/>elif dir == 2: </text:p>
      <text:p text:style-name="Standard"><text:s text:c="16"/>x, y = snake[0] </text:p>
      <text:p text:style-name="Standard"><text:s text:c="16"/>y += 1 </text:p>
      <text:p text:style-name="Standard"><text:s text:c="16"/>y = 0 if y &gt; 29 else y </text:p>
      <text:p text:style-name="Standard"><text:s text:c="16"/>snake.insert(0, (x, y)) </text:p>
      <text:p text:style-name="Standard"><text:s text:c="12"/>elif dir == 3: </text:p>
      <text:p text:style-name="Standard"><text:s text:c="16"/>x, y = snake[0] </text:p>
      <text:p text:style-name="Standard"><text:s text:c="16"/>x += 1 </text:p>
      <text:p text:style-name="Standard"><text:s text:c="16"/>x = 0 if x &gt; 29 else x </text:p>
      <text:p text:style-name="Standard"><text:s text:c="16"/>snake.insert(0, (x, y)) </text:p>
      <text:p text:style-name="Standard"><text:s text:c="12"/>elif dir == 4: </text:p>
      <text:p text:style-name="Standard"><text:s text:c="16"/>x, y = snake[0] </text:p>
      <text:p text:style-name="Standard"><text:s text:c="16"/>x -= 1 </text:p>
      <text:p text:style-name="Standard"><text:s text:c="16"/>x = 29 if x &lt; 0 else x </text:p>
      <text:p text:style-name="Standard"><text:s text:c="16"/>snake.insert(0, (x, y)) </text:p>
      <text:p text:style-name="Standard"><text:s text:c="12"/>if snake[0] in snake[1:]: </text:p>
      <text:p text:style-name="Standard"><text:s text:c="16"/>print("Has perdido") </text:p>
      <text:p text:style-name="Standard"><text:s text:c="16"/>pygame.quit() </text:p>
      <text:p text:style-name="Standard"><text:s text:c="16"/>os.sys.exit(0) </text:p>
      <text:p text:style-name="Standard"><text:s text:c="12"/>if not snake[0] in apple: </text:p>
      <text:p text:style-name="Standard"><text:s text:c="16"/>snake.pop(len(snake) - 1) </text:p>
      <text:p text:style-name="Standard"><text:s text:c="12"/>else: </text:p>
      <text:p text:style-name="Standard"><text:s text:c="16"/>apple.pop(0) </text:p>
      <text:p text:style-name="Standard"><text:s text:c="16"/>apple.append((random.randint(0, 29), (random.randint(0, 29)))) <text:s text:c="2"/></text:p>
      <text:p text:style-name="Standard"><text:s text:c="12"/>main_clock.tick(10) </text:p>
      <text:p text:style-name="Standard"><text:s text:c="12"/>pygame.display.flip() </text:p>
      <text:p text:style-name="Standard"/>
      <text:p text:style-name="Standard">#################################</text:p>
      <text:p text:style-name="Standard">#FINESTRA JOC NUMEROS</text:p>
      <text:p text:style-name="Standard">#CREAR LA PRIMERA FINESTRA DE L'APLICACIÓ</text:p>
      <text:p text:style-name="Standard"><text:s text:c="4"/>def adivina():</text:p>
      <text:p text:style-name="Standard"><text:s text:c="8"/>ventana3.destroy()</text:p>
      <text:p text:style-name="Standard"><text:s text:c="8"/>global ventana4</text:p>
      <text:p text:style-name="Standard"><text:s text:c="8"/>ventana4 = Tk ()</text:p>
      <text:p text:style-name="Standard"><text:s text:c="8"/>ventana4.title ("ADIVINA EL NÚMERO")</text:p>
      <text:p text:style-name="Standard"><text:s text:c="8"/>ventana4.geometry ('350x300')</text:p>
      <text:p text:style-name="Standard"><text:s text:c="8"/>ventana4.config( bg= "#74D5E8") <text:s text:c="4"/></text:p>
      <text:p text:style-name="Standard"/>
      <text:p text:style-name="Standard"><text:s text:c="8"/>etiketablanc=Label(ventana4, text = "", bg= "#74D5E8")</text:p>
      <text:p text:style-name="Standard"><text:s text:c="8"/>etiketablanc.pack()</text:p>
      <text:p text:style-name="Standard"/>
      <text:p text:style-name="Standard"><text:s text:c="8"/>etiketa11=Label(ventana4, text = "Bienvenido a 'ADIVINA EL NÚMERO'", bg= "#74D5E8")</text:p>
      <text:p text:style-name="Standard"><text:s text:c="8"/>etiketa11.pack()</text:p>
      <text:p text:style-name="Standard"/>
      <text:p text:style-name="Standard"><text:s text:c="8"/>etiketablanc11=Label(ventana4, bg= "#74D5E8" ,text = "Tienes que adivinar un número de entre 1 y 550,")</text:p>
      <text:p text:style-name="Standard"><text:s text:c="8"/>etiketablanc11.pack()</text:p>
      <text:p text:style-name="Standard"><text:s text:c="8"/>etiketa12= Label(ventana4, text= "ambos incluidos. ¡Adelante!", bg= "#74D5E8")</text:p>
      <text:p text:style-name="Standard"><text:s text:c="8"/>etiketa12.pack()</text:p>
      <text:p text:style-name="Standard"/>
      <text:p text:style-name="Standard"><text:s text:c="8"/>etiketablanc5=Label(ventana4, text = "", bg= "#74D5E8")</text:p>
      <text:p text:style-name="Standard"><text:s text:c="8"/>etiketablanc5.pack()</text:p>
      <text:p text:style-name="Standard"><text:soft-page-break/></text:p>
      <text:p text:style-name="Standard"><text:s text:c="8"/>etiketa2= Label(ventana4, text = "Realiza tus intentos...", bg= "#74D5E8")</text:p>
      <text:p text:style-name="Standard"><text:s text:c="8"/>etiketa2.pack()</text:p>
      <text:p text:style-name="Standard"/>
      <text:p text:style-name="Standard"><text:s text:c="8"/>etiketablanc6=Label(ventana4, text = "", bg= "#74D5E8")</text:p>
      <text:p text:style-name="Standard"><text:s text:c="8"/>etiketablanc6.pack()</text:p>
      <text:p text:style-name="Standard"/>
      <text:p text:style-name="Standard"><text:s text:c="8"/>global valor</text:p>
      <text:p text:style-name="Standard"><text:s text:c="8"/>valor = IntVar()</text:p>
      <text:p text:style-name="Standard"><text:s text:c="8"/>caja = Entry(ventana4, textvariable = valor)</text:p>
      <text:p text:style-name="Standard"><text:s text:c="8"/>caja.pack()</text:p>
      <text:p text:style-name="Standard"/>
      <text:p text:style-name="Standard"><text:s text:c="8"/>etiketablanc3=Label(ventana4, text = "", bg= "#74D5E8")</text:p>
      <text:p text:style-name="Standard"><text:s text:c="8"/>etiketablanc3.pack()</text:p>
      <text:p text:style-name="Standard"><text:s text:c="8"/></text:p>
      <text:p text:style-name="Standard"><text:s text:c="8"/>r = random.randrange(1,51)</text:p>
      <text:p text:style-name="Standard"/>
      <text:p text:style-name="Standard"><text:s text:c="8"/>def probar(r):</text:p>
      <text:p text:style-name="Standard"><text:s text:c="12"/>global intento</text:p>
      <text:p text:style-name="Standard"><text:s text:c="12"/>intento = valor.get()</text:p>
      <text:p text:style-name="Standard"><text:s text:c="12"/>if intento&gt;r:</text:p>
      <text:p text:style-name="Standard"><text:s text:c="15"/>valor2.set("¡Prueba con un número más pequeño!:)")</text:p>
      <text:p text:style-name="Standard"><text:s text:c="15"/></text:p>
      <text:p text:style-name="Standard"><text:s text:c="12"/>if intento&lt;r:</text:p>
      <text:p text:style-name="Standard"><text:s text:c="16"/>valor2.set("¡Prueba con un número más grande!:)")</text:p>
      <text:p text:style-name="Standard"/>
      <text:p text:style-name="Standard"><text:s text:c="12"/>if intento == r:</text:p>
      <text:p text:style-name="Standard"><text:s text:c="16"/>missatge = "Enhorabuena!"</text:p>
      <text:p text:style-name="Standard"><text:s text:c="16"/>valor2.set(missatge)</text:p>
      <text:p text:style-name="Standard"><text:s text:c="16"/>global numero_intentos <text:s text:c="15"/></text:p>
      <text:p text:style-name="Standard"><text:s text:c="16"/>numero_intentos=1</text:p>
      <text:p text:style-name="Standard"><text:s text:c="16"/>mensaje = "Número de intentos= " + str(numero_intentos)</text:p>
      <text:p text:style-name="Standard"><text:s text:c="16"/>valor3.set(mensaje)</text:p>
      <text:p text:style-name="Standard"><text:s text:c="16"/>numero_intentos= numero_intentos+1 <text:s/></text:p>
      <text:p text:style-name="Standard"><text:s text:c="13"/></text:p>
      <text:p text:style-name="Standard"/>
      <text:p text:style-name="Standard"><text:s text:c="8"/>boton1 = Button(ventana4, text="Probar", bg="#2F89F5", height= 3, width= 6, command= lambda:probar(r))</text:p>
      <text:p text:style-name="Standard"><text:s text:c="8"/>boton1.pack()</text:p>
      <text:p text:style-name="Standard"/>
      <text:p text:style-name="Standard"><text:s text:c="8"/>etiketablanc7=Label (ventana4, text = "", bg= "#74D5E8")</text:p>
      <text:p text:style-name="Standard"><text:s text:c="8"/>etiketablanc7.pack()</text:p>
      <text:p text:style-name="Standard"/>
      <text:p text:style-name="Standard"><text:s text:c="8"/>global valor2</text:p>
      <text:p text:style-name="Standard"><text:s text:c="8"/>valor2=StringVar()</text:p>
      <text:p text:style-name="Standard"><text:s text:c="8"/>eiketa3 =Label(ventana4, textvariable = valor2, bg= "#74D5E8")</text:p>
      <text:p text:style-name="Standard"><text:s text:c="8"/>eiketa3.pack()</text:p>
      <text:p text:style-name="Standard"/>
      <text:p text:style-name="Standard"><text:s text:c="8"/>global valor3</text:p>
      <text:p text:style-name="Standard"><text:s text:c="8"/>valor3=StringVar()</text:p>
      <text:p text:style-name="Standard"><text:s text:c="8"/>eiketa89 =Label(ventana4, textvariable = valor3, bg= "#74D5E8")</text:p>
      <text:p text:style-name="Standard"><text:s text:c="8"/>eiketa89.pack()</text:p>
      <text:p text:style-name="Standard"><text:soft-page-break/></text:p>
      <text:p text:style-name="Standard">#CAIXES I ETIKETES TERCERA FINESTRA</text:p>
      <text:p text:style-name="Standard"><text:s text:c="4"/>etiketaintrov2 = Label (ventana3, text= "Buena elección!", bg= "#FCF8C0")</text:p>
      <text:p text:style-name="Standard"><text:s text:c="4"/>etiketaintrov2.pack()</text:p>
      <text:p text:style-name="Standard"/>
      <text:p text:style-name="Standard"><text:s text:c="4"/>etiketaintrov22 = Label (ventana3, text= "Elije juego", bg= "#FCF8C0")</text:p>
      <text:p text:style-name="Standard"><text:s text:c="4"/>etiketaintrov22.pack()</text:p>
      <text:p text:style-name="Standard"/>
      <text:p text:style-name="Standard"><text:s text:c="4"/>etiketabl1 = Label ( ventana3, text= "", bg= "#0C5D7D")</text:p>
      <text:p text:style-name="Standard"><text:s text:c="4"/>etiketabl1.pack()</text:p>
      <text:p text:style-name="Standard"><text:s text:c="4"/></text:p>
      <text:p text:style-name="Standard"><text:s text:c="4"/>btnsnake = Button (ventana3, text= "Snake", command=snake, height=3, width=14, bg= "#FCF8C0", cursor="hand1")</text:p>
      <text:p text:style-name="Standard"><text:s text:c="4"/>btnsnake.pack()</text:p>
      <text:p text:style-name="Standard"><text:s text:c="4"/></text:p>
      <text:p text:style-name="Standard"><text:s text:c="4"/>btnadiv = Button (ventana3, text= "Puedes adivinar el número?", command=adivina, height=3, width=20, bg= "#FCF8C0", cursor="hand1")</text:p>
      <text:p text:style-name="Standard"><text:s text:c="4"/>btnadiv.pack()</text:p>
      <text:p text:style-name="Standard"/>
      <text:p text:style-name="Standard">#################################</text:p>
      <text:p text:style-name="Standard">#PRIMERA FINESTRA</text:p>
      <text:p text:style-name="Standard">ventana1 = Tk()</text:p>
      <text:p text:style-name="Standard">ventana1.title ("Conecta CriPaBot")</text:p>
      <text:p text:style-name="Standard">ventana1.geometry ('313x471')</text:p>
      <text:p text:style-name="Standard"/>
      <text:p text:style-name="Standard">filename = PhotoImage(file = "galaxiab.gif")</text:p>
      <text:p text:style-name="Standard">background_label = Label(ventana1,image=filename)</text:p>
      <text:p text:style-name="Standard">background_label.place(x=0, y=0, relwidth=1, relheight=1)</text:p>
      <text:p text:style-name="Standard">#ventana1.mainloop()</text:p>
      <text:p text:style-name="Standard"/>
      <text:p text:style-name="Standard">#etiketa blanca</text:p>
      <text:p text:style-name="Standard">etiketab1 = Label ( ventana1, text= "", bg= "#000000")</text:p>
      <text:p text:style-name="Standard">etiketab1.pack()</text:p>
      <text:p text:style-name="Standard"/>
      <text:p text:style-name="Standard">etiketab2 = Label ( ventana1, text= "", bg= "#000000")</text:p>
      <text:p text:style-name="Standard">etiketab2.pack()</text:p>
      <text:p text:style-name="Standard"/>
      <text:p text:style-name="Standard">#USUARI</text:p>
      <text:p text:style-name="Standard">etiketau = Label (ventana1, text= "Usuario CriPaBot:")</text:p>
      <text:p text:style-name="Standard">etiketau.pack()</text:p>
      <text:p text:style-name="Standard">global valor1</text:p>
      <text:p text:style-name="Standard">valor1=StringVar()</text:p>
      <text:p text:style-name="Standard">cajau = Entry(ventana1, textvariable=valor1)</text:p>
      <text:p text:style-name="Standard">cajau.pack()</text:p>
      <text:p text:style-name="Standard"/>
      <text:p text:style-name="Standard">#etiketa blanca</text:p>
      <text:p text:style-name="Standard">etiketab = Label ( ventana1, text= "", bg= "#000000")</text:p>
      <text:p text:style-name="Standard">etiketab.pack()</text:p>
      <text:p text:style-name="Standard"/>
      <text:p text:style-name="Standard">#CONTRASSENYA</text:p>
      <text:p text:style-name="Standard">etiketap = Label ( ventana1, text= "Contaseña:")</text:p>
      <text:p text:style-name="Standard">etiketap.pack()</text:p>
      <text:p text:style-name="Standard"><text:soft-page-break/>global valor2</text:p>
      <text:p text:style-name="Standard">valor2=StringVar()</text:p>
      <text:p text:style-name="Standard">cajap = Entry(ventana1, textvariable=valor2, show = "*")</text:p>
      <text:p text:style-name="Standard">cajap.pack()</text:p>
      <text:p text:style-name="Standard"/>
      <text:p text:style-name="Standard">#etiketa blanca</text:p>
      <text:p text:style-name="Standard">etiketab3 = Label ( ventana1, text= "", bg= "#000000")</text:p>
      <text:p text:style-name="Standard">etiketab3.pack()</text:p>
      <text:p text:style-name="Standard"/>
      <text:p text:style-name="Standard">#BOTONS <text:s text:c="3"/></text:p>
      <text:p text:style-name="Standard">botonlog = Button(ventana1, text="LogIn", command = usuarios, height=2, width=4,cursor="hand1")</text:p>
      <text:p text:style-name="Standard">botonlog.pack()</text:p>
      <text:p text:style-name="Standard"/>
      <text:p text:style-name="Standard">#etiketa blanca</text:p>
      <text:p text:style-name="Standard">etiketab7 = Label ( ventana1, text= "", bg= "#FFFFFF")</text:p>
      <text:p text:style-name="Standard">etiketab7.pack()</text:p>
      <text:p text:style-name="Standard"/>
      <text:p text:style-name="Standard">etiketah1 = Label ( ventana1, text= "Aún no eres usuario de CriPaBot?")</text:p>
      <text:p text:style-name="Standard">etiketah1.pack()</text:p>
      <text:p text:style-name="Standard"/>
      <text:p text:style-name="Standard">etiketah2 = Label ( ventana1, text= "Hazte una cuenta!")</text:p>
      <text:p text:style-name="Standard">etiketah2.pack()</text:p>
      <text:p text:style-name="Standard"/>
      <text:p text:style-name="Standard">#etiketa blanca</text:p>
      <text:p text:style-name="Standard">etiketab6 = Label ( ventana1, text= "", bg= "#FFFFFF")</text:p>
      <text:p text:style-name="Standard">etiketab6.pack()</text:p>
      <text:p text:style-name="Standard"/>
      <text:p text:style-name="Standard">botonnr = Button(ventana1, text="Nuevo usuario", command = nuevo, height=2, width=9, cursor="hand1")</text:p>
      <text:p text:style-name="Standard">botonnr.pack()</text:p>
      <text:p text:style-name="Standard"/>
      <text:p text:style-name="Standard">#BOTONS</text:p>
      <text:p text:style-name="Standard">#etiketa blanca</text:p>
      <text:p text:style-name="Standard">etiketab5 = Label ( ventana1, text= "", bg= "#FFFFFF")</text:p>
      <text:p text:style-name="Standard">etiketab5.pack()</text:p>
      <text:p text:style-name="Standard"/>
      <text:p text:style-name="Standard">botoncer = Button(ventana1, text="Cerrar", command = ventana1.destroy, height=2, width=4, cursor="hand1")</text:p>
      <text:p text:style-name="Standard">botoncer.pack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a Gomila</meta:initial-creator>
    <meta:creation-date>2017-03-21T15:36:46.77</meta:creation-date>
    <meta:document-statistic meta:table-count="0" meta:image-count="0" meta:object-count="0" meta:page-count="14" meta:paragraph-count="579" meta:word-count="2102" meta:character-count="22810"/>
    <dc:date>2017-03-21T15:38:27.29</dc:date>
    <dc:creator>Paula Gomila</dc:creator>
    <meta:editing-duration>PT1M49S</meta:editing-duration>
    <meta:editing-cycles>1</meta:editing-cycles>
    <meta:generator>OpenOffice/4.1.1$Win32 OpenOffice.org_project/411m6$Build-9775</meta:generator>
  </office:meta>
</office:document-meta>
</file>